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cc" draw:fill-color="#ffffcc" draw:textarea-horizontal-align="center" draw:textarea-vertical-align="middle"/>
    </style:style>
    <style:style style:name="gr2" style:family="graphic" style:parent-style-name="standard">
      <style:graphic-properties svg:stroke-width="0.028cm" svg:stroke-color="#ff0000" draw:marker-start-width="0.242cm" draw:marker-end-width="0.242cm" draw:fill-color="#ff0000" draw:textarea-horizontal-align="justify" draw:textarea-vertical-align="middle" draw:auto-grow-height="false" fo:padding-top="0.014cm" fo:padding-bottom="0.014cm" fo:padding-left="0.014cm" fo:padding-right="0.014cm"/>
    </style:style>
    <style:style style:name="gr3" style:family="graphic" style:parent-style-name="standard">
      <style:graphic-properties svg:stroke-width="0.028cm" svg:stroke-color="#333333" draw:marker-start-width="0.242cm" draw:marker-end-width="0.242cm" draw:fill-color="#cc9900" draw:textarea-horizontal-align="justify" draw:textarea-vertical-align="middle" draw:auto-grow-height="false" fo:padding-top="0.014cm" fo:padding-bottom="0.014cm" fo:padding-left="0.014cm" fo:padding-right="0.014cm"/>
    </style:style>
    <style:style style:name="gr4" style:family="graphic" style:parent-style-name="standard">
      <style:graphic-properties svg:stroke-width="0.028cm" svg:stroke-color="#cc0000" draw:marker-start-width="0.242cm" draw:marker-end-width="0.242cm" draw:fill-color="#cc9966" draw:textarea-horizontal-align="justify" draw:textarea-vertical-align="middle" draw:auto-grow-height="false" fo:padding-top="0.014cm" fo:padding-bottom="0.014cm" fo:padding-left="0.014cm" fo:padding-right="0.014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svg:stroke-width="0.1cm" draw:marker-start-width="0.5cm" draw:marker-end-width="0.5cm" draw:fill="none" draw:textarea-horizontal-align="center" draw:textarea-vertical-align="middle" fo:padding-top="0.05cm" fo:padding-bottom="0.05cm" fo:padding-left="0.05cm" fo:padding-right="0.05cm"/>
    </style:style>
    <style:style style:name="gr8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rect draw:style-name="gr1" draw:layer="layout" svg:width="1.688cm" svg:height="1.543cm" svg:x="1.286cm" svg:y="0.059cm">
          <text:p/>
        </draw:rect>
        <draw:g>
          <draw:custom-shape draw:style-name="gr2" draw:text-style-name="P1" draw:layer="layout" svg:width="1.599cm" svg:height="0.853cm" svg:x="0.134cm" svg:y="2.012cm">
            <text:p/>
            <draw:enhanced-geometry svg:viewBox="0 0 21600 21600" draw:glue-points="?f6 10800 10800 21600 ?f5 10800 10800 0" draw:text-areas="?f3 ?f3 ?f4 ?f4" draw:mirror-vertical="true" draw:type="trapezoid" draw:modifiers="8940.6593406593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layout" svg:width="0.267cm" svg:height="1.138cm" svg:x="0.799cm" svg:y="0.87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34cm" svg:height="0.233cm" svg:x="0.666cm" svg:y="0.7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534cm" svg:height="0.143cm" svg:x="0.666cm" svg:y="2.578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6" draw:layer="layout" svg:x1="0.933cm" svg:y1="1.015cm" svg:x2="0.933cm" svg:y2="2.581cm">
            <text:p/>
          </draw:line>
          <draw:line draw:style-name="gr6" draw:layer="layout" svg:x1="0.879cm" svg:y1="1.028cm" svg:x2="0.879cm" svg:y2="2.594cm">
            <text:p/>
          </draw:line>
          <draw:line draw:style-name="gr6" draw:layer="layout" svg:x1="0.991cm" svg:y1="1.015cm" svg:x2="0.991cm" svg:y2="2.581cm">
            <text:p/>
          </draw:line>
        </draw:g>
        <draw:line draw:style-name="gr6" draw:layer="layout" svg:x1="1.4cm" svg:y1="0.4cm" svg:x2="2.9cm" svg:y2="0.4cm">
          <text:p/>
        </draw:line>
        <draw:line draw:style-name="gr6" draw:layer="layout" svg:x1="1.4cm" svg:y1="0.6cm" svg:x2="2.9cm" svg:y2="0.6cm">
          <text:p/>
        </draw:line>
        <draw:line draw:style-name="gr6" draw:layer="layout" svg:x1="1.4cm" svg:y1="0.8cm" svg:x2="2.9cm" svg:y2="0.8cm">
          <text:p/>
        </draw:line>
        <draw:line draw:style-name="gr6" draw:layer="layout" svg:x1="1.4cm" svg:y1="1cm" svg:x2="2.9cm" svg:y2="1cm">
          <text:p/>
        </draw:line>
        <draw:line draw:style-name="gr6" draw:layer="layout" svg:x1="1.4cm" svg:y1="1.2cm" svg:x2="2.9cm" svg:y2="1.2cm">
          <text:p/>
        </draw:line>
        <draw:path draw:style-name="gr7" draw:layer="layout" svg:width="0.458cm" svg:height="1.255cm" svg:x="1.508cm" svg:y="0.224cm" svg:viewBox="0 0 459 1256" svg:d="m136 700c-2-39 4-80 33-112 31-34 74-23 112-11 40 13 78 32 116 52 47 24 32 75 52 116 17 35 0 80 4 119 5 39-28 76-75 74-40-1-77 7-115 8-39 0-81-5-120 0-46 6-86-23-111-52-26-30-26-75-30-112-3-38-2-75 0-112 3-41 8-99 52-112 48-14 64-58 112-74 42-14 89-29 115-67 29-42 75-49 105-93 25-37 56-71 67-112 10-37 3-78 3-116 0-55-59-73-97-86-35-12-91-24-108 34-10 37-10 78-7 116 3 36 14 73 15 111 2 37 0 78 0 116s14 75 11 115c-3 37 2 78 0 116s4 76 4 115c0 37 2 75 3 112 1 38 4 76 8 116 4 38 10 77 4 115-5 37-7 75-4 112 4 57-55 56-89 63-37 7-78 8-112-11l-38-26v-30">
          <text:p/>
        </draw:path>
        <draw:line draw:style-name="gr8" draw:layer="layout" svg:x1="2.578cm" svg:y1="0.119cm" svg:x2="2.578cm" svg:y2="0.919cm">
          <text:p/>
        </draw:line>
        <draw:ellipse draw:style-name="gr9" draw:layer="layout" svg:width="0.3cm" svg:height="0.2cm" svg:x="2.3cm" svg:y="0.8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2-25T15:23:19.03</meta:creation-date>
    <dc:language>de-DE</dc:language>
    <meta:editing-cycles>3</meta:editing-cycles>
    <meta:editing-duration>PT16M14S</meta:editing-duration>
    <dc:title>WEB-Draw-klein</dc:title>
    <meta:initial-creator>Martin Korneffel</meta:initial-creator>
    <dc:date>2014-02-25T15:39:32.51</dc:date>
    <dc:creator>Martin Korneffel</dc:creator>
    <meta:document-statistic meta:object-count="17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Users/Martin/AppData/Roaming/OpenOffice/4/user/template/WEB-Draw-klein.otg" meta:date="2014-02-25T15:23:18.71"/>
  </office:meta>
</office:document-meta>
</file>